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17361111111111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4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49.5pt" style:use-optimal-row-height="false" fo:break-before="auto"/>
    </style:style>
    <style:style style:name="ro6" style:family="table-row">
      <style:table-row-properties style:row-height="57.5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2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:55,9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FeetInches:9,Tree:2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main 14,15,1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9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FeetInches:15,21,24,29,33.GamePiece 58,62,66,69.StartGame 34,37.Tree 4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4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GamePiece 26,29. StartGame 22. Tree 28, FeetInches 15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Tree 32. StartGame 26. GamePiece 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StartGame 1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nin project folder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Tree 25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office:value-type="string" table:style-name="ce9">
            <text:p>Tree 37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main 176 through 181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FeetInches 36,37,38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FeetInches.cpp 35,4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Game Piece 19. StartGame 12.<text:s/>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GamePiece 25 and 26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Theres a lot in this code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Main: 182 through 18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office:value-type="string" table:style-name="ce9">
            <text:p>Tree line 16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GamePiece 74,76,7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main 26, 3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main 112, 113, 147,148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8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8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8">
          <table:table-cell table:number-columns-repeated="16384"/>
        </table:table-row>
        <table:table-row table:number-rows-repeated="1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RCC RCCD</meta:initial-creator>
    <dc:creator>Tyler Stevens</dc:creator>
    <meta:creation-date>2017-01-25T10:21:36Z</meta:creation-date>
    <dc:date>2019-07-26T00:20:26Z</dc:date>
    <meta:print-date>2019-07-26T00:20:15Z</meta:print-date>
    <meta:editing-cycles>23</meta:editing-cycles>
    <meta:editing-duration>PT6872S</meta:editing-duration>
  </office:meta>
</office:document-meta>
</file>